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2.0374in"/>
    </style:style>
    <style:style style:name="co3" style:family="table-column">
      <style:table-column-properties fo:break-before="auto" style:column-width="9.1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utorial0</text:p>
          </table:table-cell>
          <table:table-cell/>
          <table:table-cell office:value-type="string">
            <text:p>What is an element?</text:p>
          </table:table-cell>
          <table:table-cell office:value-type="string">
            <text:p>The most indivisible unit of physical matter composed of a single type of atoms</text:p>
          </table:table-cell>
        </table:table-row>
        <table:table-row table:style-name="ro1">
          <table:table-cell office:value-type="string">
            <text:p>Tutorial1</text:p>
          </table:table-cell>
          <table:table-cell/>
          <table:table-cell office:value-type="string">
            <text:p>How do they connect?</text:p>
          </table:table-cell>
          <table:table-cell office:value-type="string">
            <text:p>Connection of elements depends on accepting electrons, electrons stick the elements together in chemical reactions to make diverse molecules</text:p>
          </table:table-cell>
        </table:table-row>
        <table:table-row table:style-name="ro1">
          <table:table-cell office:value-type="string">
            <text:p>Tutorial2</text:p>
          </table:table-cell>
          <table:table-cell/>
          <table:table-cell office:value-type="string">
            <text:p>The electron and the octet rule</text:p>
          </table:table-cell>
          <table:table-cell office:value-type="string">
            <text:p>Show octet rule for valence shell filling</text:p>
          </table:table-cell>
        </table:table-row>
        <table:table-row table:style-name="ro1">
          <table:table-cell office:value-type="string">
            <text:p>Tutorial3</text:p>
          </table:table-cell>
          <table:table-cell/>
          <table:table-cell office:value-type="string">
            <text:p>Water is the spice of life</text:p>
          </table:table-cell>
          <table:table-cell office:value-type="string">
            <text:p>show water molecules flying from son in drops to earth</text:p>
          </table:table-cell>
        </table:table-row>
        <table:table-row table:style-name="ro1">
          <table:table-cell table:number-columns-repeated="2"/>
          <table:table-cell office:value-type="string">
            <text:p>CO2</text:p>
          </table:table-cell>
          <table:table-cell/>
        </table:table-row>
        <table:table-row table:style-name="ro2">
          <table:table-cell office:value-type="string">
            <text:p>Tutorial4</text:p>
          </table:table-cell>
          <table:table-cell office:value-type="string">
            <text:p>255-256-290-394</text:p>
          </table:table-cell>
          <table:table-cell office:value-type="string">
            <text:p>Nucleotides of life</text:p>
          </table:table-cell>
          <table:table-cell office:value-type="string">
            <text:p>show ribose base and phosphate backbone in shapes</text:p>
          </table:table-cell>
        </table:table-row>
        <table:table-row table:style-name="ro1">
          <table:table-cell office:value-type="string">
            <text:p>Tutorial5</text:p>
          </table:table-cell>
          <table:table-cell office:value-type="float" office:value="389">
            <text:p>389</text:p>
          </table:table-cell>
          <table:table-cell office:value-type="string">
            <text:p>Amino acids and us</text:p>
          </table:table-cell>
          <table:table-cell office:value-type="string">
            <text:p>show amino acid period tabl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GameSymbol</text:p>
          </table:table-cell>
          <table:table-cell/>
          <table:table-cell office:value-type="string">
            <text:p>Hands On Chemistry</text:p>
          </table:table-cell>
          <table:table-cell office:value-type="string">
            <text:p>Redo change phenyl to glycine</text:p>
          </table:table-cell>
        </table:table-row>
        <table:table-row table:style-name="ro1">
          <table:table-cell office:value-type="string">
            <text:p>Tangle</text:p>
          </table:table-cell>
          <table:table-cell/>
          <table:table-cell office:value-type="string">
            <text:p>Untangle this mess for me</text:p>
          </table:table-cell>
          <table:table-cell office:value-type="string">
            <text:p>Make image</text:p>
          </table:table-cell>
        </table:table-row>
        <table:table-row table:style-name="ro1">
          <table:table-cell office:value-type="string">
            <text:p>Splash</text:p>
          </table:table-cell>
          <table:table-cell/>
          <table:table-cell office:value-type="string">
            <text:p>J query fancy box</text:p>
          </table:table-cell>
          <table:table-cell office:value-type="string">
            <text:p>for lesson plans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sbad </meta:initial-creator>
    <meta:creation-date>2013-11-10T07:00:16</meta:creation-date>
    <dc:date>2013-11-10T13:30:33</dc:date>
    <dc:creator>debisbad </dc:creator>
    <meta:editing-duration>PT6H28M</meta:editing-duration>
    <meta:editing-cycles>3</meta:editing-cycles>
    <meta:generator>LibreOffice/3.5$Linux_X86_64 LibreOffice_project/350m1$Build-2</meta:generator>
    <meta:document-statistic meta:table-count="3" meta:cell-count="30" meta:object-count="0"/>
  </office:meta>
</office:document-meta>
</file>